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weight="normal" officeooo:rsid="000245d6" officeooo:paragraph-rsid="000245d6" style:font-weight-asian="normal" style:font-weight-complex="normal"/>
    </style:style>
    <style:style style:name="P2" style:family="paragraph" style:parent-style-name="Text_20_body" style:list-style-name="L1">
      <style:text-properties officeooo:rsid="000245d6" officeooo:paragraph-rsid="000245d6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itä pitäisi tapahtua addtaskia painaessa:</text:h>
      <text:list text:style-name="L1">
        <text:list-item>
          <text:p text:style-name="P2"><text:span text:style-name="T1">Tehtävälle pitäisi tulla uusi rivi taulukkoon.</text:span></text:p>
        </text:list-item>
        <text:list-item>
          <text:p text:style-name="P2"><text:span text:style-name="T1">Annetun tehtävän pitäisi tulla ensimmäiseen sarakkeeseen.</text:span></text:p>
        </text:list-item>
        <text:list-item>
          <text:p text:style-name="P2"><text:span text:style-name="T1">2 sarakkeessa done -nappi.</text:span></text:p>
        </text:list-item>
        <text:list-item>
          <text:p text:style-name="P2"><text:span text:style-name="T1">3. sarakkeessa remove -nappi.</text:span></text:p>
          <text:list>
            <text:list-item>
              <text:p text:style-name="P2"><text:span text:style-name="T1">Tähän voisi lisätä myös varmistuksen.</text:span></text:p>
              <text:list>
                <text:list-item>
                  <text:p text:style-name="P2"><text:span text:style-name="T1">Ja varmistuksen ohituksen</text:span></text:p>
                </text:list-item>
              </text:list>
            </text:list-item>
          </text:list>
        </text:list-item>
        <text:list-item>
          <text:p text:style-name="P2"><text:span text:style-name="T1">Johonkin taulukon alle myös mahdollisuus tyhjentää kokonaa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ni Pohjanheimo</meta:initial-creator>
    <meta:creation-date>2024-03-13T12:03:04.301000000</meta:creation-date>
    <dc:date>2024-03-13T12:06:52.070000000</dc:date>
    <dc:creator>Toni Pohjanheimo</dc:creator>
    <meta:editing-duration>PT3M48S</meta:editing-duration>
    <meta:editing-cycles>1</meta:editing-cycles>
    <meta:document-statistic meta:table-count="0" meta:image-count="0" meta:object-count="0" meta:page-count="1" meta:paragraph-count="8" meta:word-count="47" meta:character-count="329" meta:non-whitespace-character-count="297"/>
    <meta:generator>LibreOffice/7.5.5.2$Windows_X86_64 LibreOffice_project/ca8fe7424262805f223b9a2334bc7181abbcbf5e</meta:generator>
  </office:meta>
</office:document-meta>
</file>